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language="pt" fo:country="BR"/>
    </style:style>
    <style:style style:name="P2" style:family="paragraph" style:parent-style-name="Text_20_body">
      <style:paragraph-properties fo:text-align="justify" style:justify-single-word="false"/>
      <style:text-properties fo:language="pt" fo:country="BR"/>
    </style:style>
    <style:style style:name="P3" style:family="paragraph" style:parent-style-name="Text_20_body">
      <style:paragraph-properties fo:text-align="justify" style:justify-single-word="false"/>
      <style:text-properties officeooo:paragraph-rsid="001f11ab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0341b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f1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LIVRO DE ATAS DA ASSOCIAÇÃO SOCIOAMBIENTAL ÁGUA É VIDA (ASAV)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span text:style-name="T1">TERMO DE ABERTURA</text:span></text:span></text:p>
      <text:p text:style-name="P2">Este livro é destinado ao registro das atas das reuniões e assembleias da Associação Socioambiental Água é Vida (ASAV), conforme estabelecido em seu estatuto. Este documento serve para registrar formalmente as decisões, deliberações e atividades relevantes da associação.</text:p>
      <text:p text:style-name="P2"/>
      <text:p text:style-name="P4"><text:span text:style-name="Strong_20_Emphasis"><text:span text:style-name="T1">Data de Início:</text:span></text:span><text:span text:style-name="T1"> </text:span><text:span text:style-name="T2">21 de setembro de 2023</text:span></text:p>
      <text:p text:style-name="P4"><text:span text:style-name="T2"/></text:p>
      <text:p text:style-name="P5"><text:span text:style-name="Strong_20_Emphasis"><text:span text:style-name="T1">Identificação da Associação:</text:span></text:span></text:p>
      <text:p text:style-name="P5"><text:span text:style-name="T1">Nome: Associação Socioambiental Água é Vida (ASAV)</text:span></text:p>
      <text:p text:style-name="P5"><text:span text:style-name="T1">Endereço: Chácara Monica – Estrada Conceição do Rio Verde à São Thomé SN, Pinhal, São Thomé das Letras, MG, 37418-000</text:span></text:p>
      <text:p text:style-name="P2">O presente livro é iniciado nesta data e será utilizado para o registro das atas de reuniões da Diretoria, Assembleias Gerais e demais reuniões oficiais da ASAV. Todas as atas registradas neste livro devem ser consideradas documentos oficiais da Associação e são vinculativas para todos os seus membros.</text:p>
      <text:p text:style-name="P2">Todas as páginas deste livro são numeradas e, após o registro de cada ata, estas serão devidamente assinadas pelos responsáveis e, quando necessário, rubricadas.</text:p>
      <text:p text:style-name="P2">Este termo é firmado para dar início ao registro formal das atividades da Associação Socioambiental Água é Vida (ASAV).</text:p>
      <text:p text:style-name="P2"/>
      <text:p text:style-name="P2"/>
      <text:p text:style-name="P2"/>
      <text:p text:style-name="P2"/>
      <text:p text:style-name="P4"><text:span text:style-name="Strong_20_Emphasis"><text:span text:style-name="T1"/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______________________________________________</text:span></text:p>
      <text:p text:style-name="P3"><text:span text:style-name="Strong_20_Emphasis"><text:span text:style-name="T1">Assinatura do Presidente da Associação:</text:span></text:span></text:p>
      <text:p text:style-name="P3"><text:span text:style-name="T2">Rafael Vidal de Tomy</text:span></text:p>
      <text:p text:style-name="P4"><text:span text:style-name="Strong_20_Emphasis"><text:span text:style-name="T1">Data:</text:span></text:span><text:span text:style-name="T1"> [Data da Assinatura do Termo de Abertura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54:52.463817925</meta:creation-date>
    <dc:date>2023-11-28T21:01:41.807836012</dc:date>
    <meta:editing-duration>PT6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97" meta:character-count="1317" meta:non-whitespace-character-count="1133"/>
  </office:meta>
</office:document-meta>
</file>